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5ca3" officeooo:paragraph-rsid="00135ca3"/>
    </style:style>
    <style:style style:name="P2" style:family="paragraph" style:parent-style-name="Standard">
      <style:text-properties officeooo:rsid="001620c0" officeooo:paragraph-rsid="00135ca3"/>
    </style:style>
    <style:style style:name="P3" style:family="paragraph" style:parent-style-name="Standard">
      <style:text-properties fo:font-weight="bold" officeooo:rsid="001620c0" officeooo:paragraph-rsid="00135ca3" style:font-weight-asian="bold" style:font-weight-complex="bold"/>
    </style:style>
    <style:style style:name="P4" style:family="paragraph" style:parent-style-name="Standard">
      <style:text-properties fo:font-weight="bold" officeooo:rsid="001620c0" officeooo:paragraph-rsid="001620c0" style:font-weight-asian="bold" style:font-weight-complex="bold"/>
    </style:style>
    <style:style style:name="P5" style:family="paragraph" style:parent-style-name="Standard">
      <style:text-properties fo:font-weight="normal" officeooo:rsid="001620c0" officeooo:paragraph-rsid="001620c0" style:font-weight-asian="normal" style:font-weight-complex="normal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5ca3" officeooo:paragraph-rsid="00135ca3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fo:font-weight="bold" officeooo:rsid="00135ca3" officeooo:paragraph-rsid="00135ca3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TTING UP NTP SERVER IN MIKROTIK </text:p>
      <text:p text:style-name="P1"/>
      <text:p text:style-name="P1">EVEN YOU THE CLOCK SETTINGS <text:s/>YOU HAVE TO ADD THE NTP . FOR REAL TIME SYNCHRONIZE THE TIME WITH TIME SERVER. OTHER WISE THE CLIENT COMPUTER CAN SYNCHRONIZE THE TIME WITH THE ROUTER .AND ROUTER CAN LOG THE INFORMATION .ITS A PROFESSIONAL REQUIREMENT.</text:p>
      <text:p text:style-name="P1"/>
      <text:p text:style-name="P1"/>
      <text:p text:style-name="P6">SETTING UP NTP SERVER:</text:p>
      <text:p text:style-name="P1"/>
      <text:p text:style-name="P1"/>
      <text:p text:style-name="P6">FIRST STEP:</text:p>
      <text:p text:style-name="P1">1) SET THE IP</text:p>
      <text:p text:style-name="P1">2) SET THE GATEWAY</text:p>
      <text:p text:style-name="P1">3) SETTING UP NAT</text:p>
      <text:p text:style-name="P1">4)SETTING UP CLOCK</text:p>
      <text:p text:style-name="P1">5)CHANGING INTERFACE NAME</text:p>
      <text:p text:style-name="P1">6)SETTING UP DHCP SERVER</text:p>
      <text:p text:style-name="P6"/>
      <text:p text:style-name="P6">SECOND STEP:</text:p>
      <text:p text:style-name="P1"/>
      <text:p text:style-name="P2">1)check weather there is ntp already set</text:p>
      <text:p text:style-name="P2"/>
      <text:p text:style-name="P3">[admin@MikroTik] /system ntp&gt; export</text:p>
      <text:p text:style-name="P3"># feb/07/2019 10:01:33 by RouterOS 6.43.4</text:p>
      <text:p text:style-name="P3"># software id = </text:p>
      <text:p text:style-name="P3">#</text:p>
      <text:p text:style-name="P3">#</text:p>
      <text:p text:style-name="P3">#</text:p>
      <text:p text:style-name="P3"/>
      <text:p text:style-name="P5">2) setting up the NTP</text:p>
      <text:p text:style-name="P5"/>
      <text:p text:style-name="P4">[admin@MikroTik] /system ntp client&gt; set primary-ntp=133.243.238.243</text:p>
      <text:p text:style-name="P4">[admin@MikroTik] /system ntp client&gt; set secondary-ntp=129.250.35.250 </text:p>
      <text:p text:style-name="P4"/>
      <text:p text:style-name="P5">3) reboot the system</text:p>
      <text:p text:style-name="P5"/>
      <text:p text:style-name="P4">[admin@MikroTik] &gt; system reboo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4:28:12.607659127</meta:creation-date>
    <dc:date>2019-02-07T05:07:33.523119596</dc:date>
    <meta:editing-duration>PT29M35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1" meta:paragraph-count="23" meta:word-count="128" meta:character-count="789" meta:non-whitespace-character-count="680"/>
  </office:meta>
</office:document-meta>
</file>